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0.009cm" fo:margin-left="0cm" table:align="left"/>
    </style:style>
    <style:style style:name="Table1.A" style:family="table-column">
      <style:table-column-properties style:column-width="2.891cm"/>
    </style:style>
    <style:style style:name="Table1.B" style:family="table-column">
      <style:table-column-properties style:column-width="3.403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5.595cm"/>
    </style:style>
    <style:style style:name="Table1.E" style:family="table-column">
      <style:table-column-properties style:column-width="11.603cm"/>
    </style:style>
    <style:style style:name="Table1.F" style:family="table-column">
      <style:table-column-properties style:column-width="9.506cm"/>
    </style:style>
    <style:style style:name="Table1.G" style:family="table-column">
      <style:table-column-properties style:column-width="2.4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Inconsolata"/>
    </style:style>
    <style:style style:name="P2" style:family="paragraph" style:parent-style-name="Standard">
      <style:text-properties style:font-name="Inconsolata" officeooo:rsid="00249fb5" officeooo:paragraph-rsid="00249fb5"/>
    </style:style>
    <style:style style:name="P3" style:family="paragraph" style:parent-style-name="Text_20_body">
      <style:text-properties style:font-name="Inconsolata"/>
    </style:style>
    <style:style style:name="P4" style:family="paragraph" style:parent-style-name="Text_20_body">
      <style:text-properties style:font-name="Inconsolata" officeooo:rsid="0024c9b2" officeooo:paragraph-rsid="0024c9b2"/>
    </style:style>
    <style:style style:name="P5" style:family="paragraph" style:parent-style-name="Table_20_Contents">
      <style:text-properties style:font-name="Inconsolata"/>
    </style:style>
    <style:style style:name="P6" style:family="paragraph" style:parent-style-name="Table_20_Contents">
      <style:text-properties style:font-name="Inconsolata" officeooo:rsid="001cdf1f" officeooo:paragraph-rsid="001cdf1f"/>
    </style:style>
    <style:style style:name="P7" style:family="paragraph" style:parent-style-name="Table_20_Contents">
      <style:text-properties style:font-name="Inconsolata" officeooo:paragraph-rsid="001cdf1f"/>
    </style:style>
    <style:style style:name="P8" style:family="paragraph" style:parent-style-name="Table_20_Contents">
      <style:text-properties style:font-name="Inconsolata" fo:font-size="16pt" style:font-size-asian="16pt" style:font-size-complex="16pt"/>
    </style:style>
    <style:style style:name="P9" style:family="paragraph" style:parent-style-name="Table_20_Contents">
      <style:text-properties style:font-name="Inconsolata" officeooo:rsid="001d4e92" officeooo:paragraph-rsid="001d4e92"/>
    </style:style>
    <style:style style:name="P10" style:family="paragraph" style:parent-style-name="Table_20_Contents">
      <style:text-properties style:font-name="Inconsolata" officeooo:rsid="001f887f" officeooo:paragraph-rsid="001f887f"/>
    </style:style>
    <style:style style:name="P11" style:family="paragraph" style:parent-style-name="Table_20_Contents">
      <style:text-properties style:font-name="Inconsolata" officeooo:rsid="0021062f" officeooo:paragraph-rsid="0021062f"/>
    </style:style>
    <style:style style:name="P12" style:family="paragraph" style:parent-style-name="Table_20_Contents">
      <style:text-properties style:font-name="Inconsolata" officeooo:rsid="0021e698" officeooo:paragraph-rsid="0021e698"/>
    </style:style>
    <style:style style:name="P13" style:family="paragraph" style:parent-style-name="Table_20_Contents">
      <style:text-properties style:font-name="Inconsolata" officeooo:rsid="0026450b" officeooo:paragraph-rsid="0026450b"/>
    </style:style>
    <style:style style:name="P14" style:family="paragraph" style:parent-style-name="Table_20_Contents">
      <style:text-properties fo:color="#00fa9a" style:font-name="Inconsolata" fo:font-size="16pt" officeooo:rsid="001cdf1f" officeooo:paragraph-rsid="001cdf1f" style:font-size-asian="16pt" style:font-size-complex="16pt"/>
    </style:style>
    <style:style style:name="P15" style:family="paragraph" style:parent-style-name="Table_20_Contents" style:list-style-name="L3">
      <style:text-properties style:font-name="Inconsolata" officeooo:rsid="001d4e92" officeooo:paragraph-rsid="001d4e92"/>
    </style:style>
    <style:style style:name="P16" style:family="paragraph" style:parent-style-name="Table_20_Contents" style:list-style-name="L4">
      <style:text-properties style:font-name="Inconsolata" officeooo:rsid="0021e698" officeooo:paragraph-rsid="0021e698"/>
    </style:style>
    <style:style style:name="P17" style:family="paragraph" style:parent-style-name="Table_20_Contents">
      <style:text-properties style:font-name="Inconsolata" officeooo:rsid="001f887f" officeooo:paragraph-rsid="001f887f"/>
    </style:style>
    <style:style style:name="P18" style:family="paragraph" style:parent-style-name="Table_20_Contents">
      <style:text-properties style:font-name="Inconsolata" officeooo:rsid="00290f89" officeooo:paragraph-rsid="00290f89"/>
    </style:style>
    <style:style style:name="P19" style:family="paragraph" style:parent-style-name="Table_20_Contents">
      <style:text-properties fo:color="#00fa9a" style:font-name="Inconsolata" fo:font-size="16pt" officeooo:rsid="001cdf1f" officeooo:paragraph-rsid="001cdf1f" style:font-name-asian="Liberation Serif1" style:font-size-asian="16pt" style:font-name-complex="Liberation Serif1" style:font-size-complex="16pt"/>
    </style:style>
    <style:style style:name="P20" style:family="paragraph" style:parent-style-name="Table_20_Contents">
      <style:text-properties fo:color="#ff4500" style:font-name="Inconsolata" fo:font-size="16pt" officeooo:rsid="001cdf1f" officeooo:paragraph-rsid="001cdf1f" style:font-name-asian="Liberation Serif1" style:font-size-asian="16pt" style:font-name-complex="Liberation Serif1" style:font-size-complex="16pt"/>
    </style:style>
    <style:style style:name="P21" style:family="paragraph" style:parent-style-name="Text_20_body" style:list-style-name="L1">
      <style:text-properties style:font-name="Inconsolata" officeooo:rsid="0024c9b2" officeooo:paragraph-rsid="0024c9b2"/>
    </style:style>
    <style:style style:name="P22" style:family="paragraph" style:parent-style-name="Text_20_body" style:list-style-name="L2">
      <style:text-properties style:font-name="Inconsolata" officeooo:rsid="0024c9b2" officeooo:paragraph-rsid="0024c9b2"/>
    </style:style>
    <style:style style:name="T1" style:family="text">
      <style:text-properties officeooo:rsid="001cdf1f"/>
    </style:style>
    <style:style style:name="T2" style:family="text">
      <style:text-properties officeooo:rsid="001d4e92"/>
    </style:style>
    <style:style style:name="T3" style:family="text">
      <style:text-properties officeooo:rsid="001f887f"/>
    </style:style>
    <style:style style:name="T4" style:family="text">
      <style:text-properties officeooo:rsid="002002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oal</text:p>
      <text:p text:style-name="P4"/>
      <text:list xml:id="list2235116028" text:style-name="L1">
        <text:list-item>
          <text:p text:style-name="P21">To allow anyone to search for and find a user</text:p>
        </text:list-item>
        <text:list-item>
          <text:p text:style-name="P21">To encourage new users to sign up to the platform</text:p>
        </text:list-item>
        <text:list-item>
          <text:p text:style-name="P21">To allow existing users to login and modify their profile</text:p>
        </text:list-item>
      </text:list>
      <text:p text:style-name="P4"/>
      <text:p text:style-name="P4">Target Audience</text:p>
      <text:p text:style-name="P4"/>
      <text:list xml:id="list2732434277" text:style-name="L2">
        <text:list-item>
          <text:p text:style-name="P22">Professionals</text:p>
        </text:list-item>
        <text:list-item>
          <text:p text:style-name="P22">Mobile and Desktop Users</text:p>
        </text:list-item>
      </text:list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Title</text:p>
          </table:table-cell>
          <table:table-cell table:style-name="Table1.A1" office:value-type="string">
            <text:p text:style-name="P6">URL</text:p>
          </table:table-cell>
          <table:table-cell table:style-name="Table1.A1" office:value-type="string">
            <text:p text:style-name="P6">Purpose</text:p>
          </table:table-cell>
          <table:table-cell table:style-name="Table1.A1" office:value-type="string">
            <text:p text:style-name="P6">Contents</text:p>
          </table:table-cell>
          <table:table-cell table:style-name="Table1.A1" office:value-type="string">
            <text:p text:style-name="P11">User Interaction</text:p>
          </table:table-cell>
          <table:table-cell table:style-name="Table1.A1" office:value-type="string">
            <text:p text:style-name="P11">Logic</text:p>
          </table:table-cell>
          <table:table-cell table:style-name="Table1.G1" office:value-type="string">
            <text:p text:style-name="P6">Indexable?</text:p>
          </table:table-cell>
        </table:table-row>
        <table:table-row>
          <table:table-cell table:style-name="Table1.A2" office:value-type="string">
            <text:p text:style-name="P13">Home</text:p>
          </table:table-cell>
          <table:table-cell table:style-name="Table1.A2" office:value-type="string">
            <text:p text:style-name="P7">/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Logo and copy which reads:</text:p>
            <text:p text:style-name="P13"/>
            <text:p text:style-name="P13">“Hobnob is the best user-directory in the world.”</text:p>
          </table:table-cell>
          <table:table-cell table:style-name="Table1.A2" office:value-type="string">
            <text:p text:style-name="P13">Sign Up, Log In or Browse the directory</text:p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6">Register</text:p>
          </table:table-cell>
          <table:table-cell table:style-name="Table1.A2" office:value-type="string">
            <text:p text:style-name="P7">/<text:span text:style-name="T1">register</text:span></text:p>
          </table:table-cell>
          <table:table-cell table:style-name="Table1.A2" office:value-type="string">
            <text:p text:style-name="P6">Allow new users to register their account</text:p>
          </table:table-cell>
          <table:table-cell table:style-name="Table1.A2" office:value-type="string">
            <text:p text:style-name="P6">A form with<text:span text:style-name="T2"> the following fields:</text:span></text:p>
            <text:p text:style-name="P6"/>
            <text:list xml:id="list1625972650" text:style-name="L3">
              <text:list-item>
                <text:p text:style-name="P15">Email</text:p>
              </text:list-item>
              <text:list-item>
                <text:p text:style-name="P15">Password</text:p>
              </text:list-item>
            </text:list>
            <text:p text:style-name="P9"/>
            <text:p text:style-name="P12">There should also be a submit button which reads ‘Register’</text:p>
          </table:table-cell>
          <table:table-cell table:style-name="Table1.A2" office:value-type="string">
            <text:p text:style-name="P9">After the user blur from one of the fields in the form, we should validate that the input has the correct format. If the input is valid, a green indicator should appear next to the input box. If the input is invalid, a red indicator should appear next to the input box, and a<text:span text:style-name="T3">n error</text:span> <text:span text:style-name="T3">message should appear.</text:span></text:p>
            <text:p text:style-name="P9"/>
            <text:p text:style-name="P9"><text:span text:style-name="T3">T</text:span>he email field should be a valid email. <text:span text:style-name="T3">If not, the error message should read “Not a valid email. Please use a valid email address.”</text:span></text:p>
            <text:p text:style-name="P9"/>
            <text:p text:style-name="P10">The password field should be a string which <text:span text:style-name="T4">is between 12 and 48 characters long. It should not be a common password like ‘abc123’. If the password field fails validation, the error message should indicate why the validation failed.</text:span></text:p>
            <text:p text:style-name="P10"/>
            <text:p text:style-name="P18">If the user changes the value of the input, the message and the indicator should disappear.</text:p>
            <text:p text:style-name="P10"/>
            <text:p text:style-name="P12">The ‘Register’ button should be disabled until both fields are valid.</text:p>
          </table:table-cell>
          <table:table-cell table:style-name="Table1.A2" office:value-type="string">
            <text:p text:style-name="P12">When the user hits the ‘Register’ button, the browser should use the bcryptjs npm package to hash the password with a cost parameter of 10.</text:p>
            <text:p text:style-name="P12"/>
            <text:p text:style-name="P12">We have limited the length of the user’s password to 48 characters, this is because:</text:p>
            <text:p text:style-name="P12"/>
            <text:list xml:id="list1256358081" text:style-name="L4">
              <text:list-item>
                <text:p text:style-name="P16">Hashing a long password is computationally expensive and can slow down user’s browser</text:p>
              </text:list-item>
              <text:list-item>
                <text:p text:style-name="P16">Bcrypt has a limit on the password length. The exact limit depends on the implementation but most should support at least 50 characters. Passwords which exceeds that will be truncated</text:p>
              </text:list-item>
            </text:list>
            <text:p text:style-name="P12"/>
            <text:p text:style-name="P12">After hashing is complete, the email and the password digest should be sent to the POST /users/ endpoint.</text:p>
          </table:table-cell>
          <table:table-cell table:style-name="Table1.G2" office:value-type="string">
            <text:p text:style-name="P19">●</text:p>
          </table:table-cell>
        </table:table-row>
        <table:table-row>
          <table:table-cell table:style-name="Table1.A2" office:value-type="string">
            <text:p text:style-name="P6">Login</text:p>
          </table:table-cell>
          <table:table-cell table:style-name="Table1.A2" office:value-type="string">
            <text:p text:style-name="P7">/<text:span text:style-name="T1">login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19">●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0">●</text:p>
          </table:table-cell>
        </table:table-row>
      </table:table>
      <text:p text:style-name="P1"/>
      <text:p text:style-name="P2">Users may not always enter the site through the home page. Therefore, we must provide a standardized navigation that the user can access from anyw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9:41:56.235468496</meta:creation-date>
    <dc:date>2018-04-16T10:04:00.401281163</dc:date>
    <meta:editing-duration>PT21H50M16S</meta:editing-duration>
    <meta:editing-cycles>4</meta:editing-cycles>
    <meta:generator>LibreOffice/6.0.3.2$Linux_X86_64 LibreOffice_project/8f48d515416608e3a835360314dac7e47fd0b821</meta:generator>
    <meta:document-statistic meta:table-count="1" meta:image-count="0" meta:object-count="0" meta:page-count="1" meta:paragraph-count="42" meta:word-count="385" meta:character-count="2143" meta:non-whitespace-character-count="1809"/>
  </office:meta>
</office:document-meta>
</file>